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$ofay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KDunkin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12 Ga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Chain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Lil Haro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 Sav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Heav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h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Feet B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Xbra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Lqu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45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l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ley 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ré 3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chie Everso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l Smoo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.o.B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by 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by T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li Baby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Bankroll Fre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ezy 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Bank Bla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Gip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g Kuntry K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kther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k Gwalu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g 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sl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el MG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hCache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e-Lo Gre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O Tray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ca Va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me Mo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e D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 Franchize Boy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rez De'S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troy Lone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gital 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ty T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a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wap K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st Side Boy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pham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b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uhkunxhk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N DaDea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die Mob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Gorilla Z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cci Ma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n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tman Sammy S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oveMakonn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 Mo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ez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 Cam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$up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rl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 Car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nny Mas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hu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ler Mi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lo 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t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skin Keis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Bab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Du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G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Got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J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Ke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Scrapp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l Yach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dacr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nTY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o Fo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o Jud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 Shy 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 Boom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ikoD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go 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g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ey 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ey M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ch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odah0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fs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J da Juicem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erettà The Grea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ewee Longwa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'erre Bou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yboi Car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 Ro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e Sremmur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heem The Drea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 Homie Qu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h the K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hBabi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g T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wty 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wty Red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ool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imelife Shaw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imes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lxmJxmm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lja Bo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d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ccess-N-Effec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ae L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I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keo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 Hard Boy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ouxanbanfaua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-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y Shhnow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is Por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nidad Ja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u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foo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oTheActivi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k Flocka Fl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oh Da Ki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k Got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FN Lucc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ng Yang Tw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ng D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ng Jo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ng Nud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ng Sco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ng Thu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ngblood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RN Mu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ung Ba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ung 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ung 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ung Ralph</text:p>
          </table:table-cell>
          <table:table-cell table:number-columns-repeated="16383"/>
        </table:table-row>
        <table:table-row table:number-rows-repeated="1048426" table:style-name="ro1">
          <table:table-cell table:number-columns-repeated="16384"/>
        </table:table-row>
      </table:table>
      <table:database-ranges>
        <table:database-range table:target-range-address="Feuil1.A1:Feuil1.A15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Darrot Zephir</meta:initial-creator>
    <dc:creator>Darrot Zephir</dc:creator>
    <meta:creation-date>2023-10-17T13:59:51Z</meta:creation-date>
    <dc:date>2023-10-20T06:57:01Z</dc:date>
  </office:meta>
</office:document-meta>
</file>